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table:style-name="Default"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number-columns-repeated="7"/>
          <table:table-cell table:style-name="Default" office:value-type="string" calcext:value-type="string">
            <text:p>SimulationScenario</text:p>
          </table:table-cell>
          <table:table-cell office:value-type="string" calcext:value-type="string">
            <text:p>$0=30, $1=100, $2=0.5, $3=500m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30203877562358" calcext:value-type="float">
            <text:p>0.30203877562358</text:p>
          </table:table-cell>
        </table:table-row>
        <table:table-row table:style-name="ro1">
          <table:table-cell table:number-columns-repeated="7"/>
          <table:table-cell table:style-name="Default" office:value-type="string" calcext:value-type="string">
            <text:p>SimulationScenario</text:p>
          </table:table-cell>
          <table:table-cell office:value-type="string" calcext:value-type="string">
            <text:p>$0=30, $1=100, $2=0.5, $3=500m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29665018610077" calcext:value-type="float">
            <text:p>0.29665018610077</text:p>
          </table:table-cell>
        </table:table-row>
        <table:table-row table:style-name="ro1">
          <table:table-cell table:number-columns-repeated="7"/>
          <table:table-cell table:style-name="Default" office:value-type="string" calcext:value-type="string">
            <text:p>SimulationScenario</text:p>
          </table:table-cell>
          <table:table-cell office:value-type="string" calcext:value-type="string">
            <text:p>$0=30, $1=100, $2=0.5, $3=500m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29470584967502" calcext:value-type="float">
            <text:p>0.29470584967502</text:p>
          </table:table-cell>
        </table:table-row>
        <table:table-row table:style-name="ro1">
          <table:table-cell table:number-columns-repeated="7"/>
          <table:table-cell table:style-name="Default" office:value-type="string" calcext:value-type="string">
            <text:p>SimulationScenario</text:p>
          </table:table-cell>
          <table:table-cell office:value-type="string" calcext:value-type="string">
            <text:p>$0=30, $1=100, $2=0.5, $3=500ms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29242819843342" calcext:value-type="float">
            <text:p>0.29242819843342</text:p>
          </table:table-cell>
        </table:table-row>
        <table:table-row table:style-name="ro1">
          <table:table-cell table:number-columns-repeated="7"/>
          <table:table-cell table:style-name="Default" office:value-type="string" calcext:value-type="string">
            <text:p>SimulationScenario</text:p>
          </table:table-cell>
          <table:table-cell office:value-type="string" calcext:value-type="string">
            <text:p>$0=30, $1=100, $2=0.5, $3=500m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30303872007111" calcext:value-type="float">
            <text:p>0.30303872007111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100, $2=0.5, $3=25m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5.9943892006" calcext:value-type="float">
            <text:p>5.994389200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100, $2=0.5, $3=25m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6.0049441697683" calcext:value-type="float">
            <text:p>6.004944169768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100, $2=0.5, $3=25ms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6.0460529970557" calcext:value-type="float">
            <text:p>6.046052997055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100, $2=0.5, $3=25m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6.0289428365091" calcext:value-type="float">
            <text:p>6.028942836509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100, $2=0.5, $3=25m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6.0183878673407" calcext:value-type="float">
            <text:p>6.0183878673407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100, $2=0.1, $3=500m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29476140214433" calcext:value-type="float">
            <text:p>0.2947614021443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100, $2=0.1, $3=500m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30198322315427" calcext:value-type="float">
            <text:p>0.3019832231542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100, $2=0.1, $3=500m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30292761513249" calcext:value-type="float">
            <text:p>0.3029276151324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100, $2=0.1, $3=500m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29659463363146" calcext:value-type="float">
            <text:p>0.2965946336314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100, $2=0.1, $3=500ms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29259485584134" calcext:value-type="float">
            <text:p>0.29259485584134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100, $2=0.1, $3=25m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8768957280151" calcext:value-type="float">
            <text:p>2.876895728015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100, $2=0.1, $3=25m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885006388534" calcext:value-type="float">
            <text:p>2.88500638853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100, $2=0.1, $3=25ms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89495028054" calcext:value-type="float">
            <text:p>2.8949502805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100, $2=0.1, $3=25m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8963390922727" calcext:value-type="float">
            <text:p>2.896339092272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100, $2=0.1, $3=25m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8965057496806" calcext:value-type="float">
            <text:p>2.8965057496806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5, $3=500m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29659463363146" calcext:value-type="float">
            <text:p>0.2965946336314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5, $3=500m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30303872007111" calcext:value-type="float">
            <text:p>0.3030387200711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5, $3=500ms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29237264596411" calcext:value-type="float">
            <text:p>0.2923726459641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5, $3=500m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29470584967502" calcext:value-type="float">
            <text:p>0.2947058496750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5, $3=500m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30176101327704" calcext:value-type="float">
            <text:p>0.30176101327704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5, $3=25m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47169601689" calcext:value-type="float">
            <text:p>2.094716960168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5, $3=25m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37725681907" calcext:value-type="float">
            <text:p>2.093772568190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5, $3=25m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53841453253" calcext:value-type="float">
            <text:p>2.085384145325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5, $3=25ms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57180156658" calcext:value-type="float">
            <text:p>2.075718015665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5, $3=25m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29959446697" calcext:value-type="float">
            <text:p>2.0729959446697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1, $3=500ms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29259485584134" calcext:value-type="float">
            <text:p>0.2925948558413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1, $3=500m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30287206266319" calcext:value-type="float">
            <text:p>0.3028720626631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1, $3=500m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29487250708294" calcext:value-type="float">
            <text:p>0.2948725070829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1, $3=500m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30192767068496" calcext:value-type="float">
            <text:p>0.3019276706849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1, $3=500m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29665018610077" calcext:value-type="float">
            <text:p>0.29665018610077</text:p>
          </table:table-cell>
        </table:table-row>
        <table:table-row table:style-name="ro1" table:number-rows-repeated="6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1, $3=25m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814621409922" calcext:value-type="float">
            <text:p>1.681462140992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1, $3=25m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82400977723" calcext:value-type="float">
            <text:p>1.678240097772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1, $3=25ms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740181101" calcext:value-type="float">
            <text:p>1.67674018110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1, $3=25m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37403477585" calcext:value-type="float">
            <text:p>1.673740347758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1, $3=25m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865729681684" calcext:value-type="float">
            <text:p>1.6865729681684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5, $3=500m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4866396311316" calcext:value-type="float">
            <text:p>0.0486639631131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5, $3=500m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49497250152769" calcext:value-type="float">
            <text:p>0.04949725015276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5, $3=500ms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49663907560691" calcext:value-type="float">
            <text:p>0.04966390756069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5, $3=500m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50941614354758" calcext:value-type="float">
            <text:p>0.05094161435475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5, $3=500m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51941558802289" calcext:value-type="float">
            <text:p>0.051941558802289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5, $3=25m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99383367590689" calcext:value-type="float">
            <text:p>0.9938336759068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5, $3=25m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97822343203155" calcext:value-type="float">
            <text:p>0.9782234320315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5, $3=25ms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0076106882951" calcext:value-type="float">
            <text:p>1.007610688295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5, $3=25m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0051108271763" calcext:value-type="float">
            <text:p>1.005110827176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5, $3=25m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99566690739403" calcext:value-type="float">
            <text:p>0.99566690739403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1, $3=500m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51997111271596" calcext:value-type="float">
            <text:p>0.05199711127159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1, $3=500m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4866396311316" calcext:value-type="float">
            <text:p>0.0486639631131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1, $3=500m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49552802622077" calcext:value-type="float">
            <text:p>0.04955280262207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1, $3=500m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50941614354758" calcext:value-type="float">
            <text:p>0.05094161435475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1, $3=500ms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49775012499306" calcext:value-type="float">
            <text:p>0.049775012499306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1, $3=25m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8997277929004" calcext:value-type="float">
            <text:p>0.4899727792900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1, $3=25m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80834398089" calcext:value-type="float">
            <text:p>0.498083439808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1, $3=25ms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969446141881" calcext:value-type="float">
            <text:p>0.4996944614188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1, $3=25m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50019443364258" calcext:value-type="float">
            <text:p>0.5001944336425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1, $3=25m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50602744291984" calcext:value-type="float">
            <text:p>0.50602744291984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6, $2=0.5, $3=500ms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49663907560691" calcext:value-type="float">
            <text:p>0.04966390756069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6, $2=0.5, $3=500m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49497250152769" calcext:value-type="float">
            <text:p>0.04949725015276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6, $2=0.5, $3=500m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4866396311316" calcext:value-type="float">
            <text:p>0.0486639631131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6, $2=0.5, $3=500m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50941614354758" calcext:value-type="float">
            <text:p>0.05094161435475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6, $2=0.5, $3=500m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51941558802289" calcext:value-type="float">
            <text:p>0.051941558802289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6, $2=0.5, $3=25m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0052219321149" calcext:value-type="float">
            <text:p>1.005221932114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6, $2=0.5, $3=25m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99594466974057" calcext:value-type="float">
            <text:p>0.9959446697405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6, $2=0.5, $3=25ms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0074995833565" calcext:value-type="float">
            <text:p>1.007499583356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6, $2=0.5, $3=25m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99333370368313" calcext:value-type="float">
            <text:p>0.9933337036831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6, $2=0.5, $3=25m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97850119437809" calcext:value-type="float">
            <text:p>0.97850119437809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6, $2=0.1, $3=500ms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49608355091384" calcext:value-type="float">
            <text:p>0.04960835509138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6, $2=0.1, $3=500m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4866396311316" calcext:value-type="float">
            <text:p>0.0486639631131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6, $2=0.1, $3=500m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51997111271596" calcext:value-type="float">
            <text:p>0.05199711127159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6, $2=0.1, $3=500m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50941614354758" calcext:value-type="float">
            <text:p>0.05094161435475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6, $2=0.1, $3=500m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49552802622077" calcext:value-type="float">
            <text:p>0.049552802622077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6, $2=0.1, $3=25m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441919893339" calcext:value-type="float">
            <text:p>0.4544191989333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6, $2=0.1, $3=25m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475251374924" calcext:value-type="float">
            <text:p>0.4547525137492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6, $2=0.1, $3=25ms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41897672352" calcext:value-type="float">
            <text:p>0.4584189767235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6, $2=0.1, $3=25m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6097439031165" calcext:value-type="float">
            <text:p>0.4609743903116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6, $2=0.1, $3=25m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6347425143048" calcext:value-type="float">
            <text:p>0.463474251430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3T16:39:04.760807813</meta:creation-date>
    <dc:date>2021-01-23T19:58:41.570431703</dc:date>
    <meta:editing-duration>PT2H33M28S</meta:editing-duration>
    <meta:editing-cycles>2</meta:editing-cycles>
    <meta:generator>LibreOffice/6.4.6.2$Linux_X86_64 LibreOffice_project/40$Build-2</meta:generator>
    <meta:document-statistic meta:table-count="1" meta:cell-count="486" meta:object-count="0"/>
  </office:meta>
</office:document-meta>
</file>